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TypeReferenceTests.reflectionTar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ionTypeReferenceTests.typeReferenceFromClassHasSuitableReflectionTargetName( Class &lt; ? &gt; clazz , String bina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